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2.0425in"/>
    </style:style>
    <style:style style:name="co4" style:family="table-column">
      <style:table-column-properties fo:break-before="auto" style:column-width="1.9882in"/>
    </style:style>
    <style:style style:name="co5" style:family="table-column">
      <style:table-column-properties fo:break-before="auto" style:column-width="3.9598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13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0.3882in" fo:break-before="auto" style:use-optimal-row-height="true"/>
    </style:style>
    <style:style style:name="ro11" style:family="table-row">
      <style:table-row-properties style:row-height="0.2327in" fo:break-before="auto" style:use-optimal-row-height="true"/>
    </style:style>
    <style:style style:name="ro12" style:family="table-row">
      <style:table-row-properties style:row-height="1.0154in" fo:break-before="auto" style:use-optimal-row-height="true"/>
    </style:style>
    <style:style style:name="ro13" style:family="table-row">
      <style:table-row-properties style:row-height="0.8492in" fo:break-before="auto" style:use-optimal-row-height="true"/>
    </style:style>
    <style:style style:name="ro14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  <style:text-properties fo:color="#eeeee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ddddd" style:vertical-align="top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transparent" style:vertical-align="top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ddddd"/>
      <style:text-properties fo:color="#eeeeee" fo:font-size="11pt" style:font-size-asian="11pt" style:font-size-complex="11pt"/>
    </style:style>
    <style:style style:name="ce19" style:family="table-cell" style:parent-style-name="Default"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21" style:family="table-cell" style:parent-style-name="Default">
      <style:table-cell-properties fo:wrap-option="wrap"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dddddd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wrap-option="wrap" style:vertical-align="top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 style:vertical-align="top"/>
      <style:text-properties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eeeeee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0.0346in solid #000000" fo:border-left="0.0346in solid #000000" fo:border-right="0.0138in solid #000000" fo:border-top="0.0138in solid #000000"/>
      <style:text-properties fo:font-size="11pt" style:font-size-asian="11pt" style:font-size-complex="11pt"/>
    </style:style>
    <style:style style:name="ce35" style:family="table-cell" style:parent-style-name="Default">
      <style:table-cell-properties fo:border="0.0346in solid #000000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in"/>
      <style:text-properties style:font-name="Helvetica-Bold" fo:font-size="11pt" fo:language="en" fo:country="US" fo:font-weight="bold" style:font-name-asian="Helvetica-Bold" style:font-size-asian="11pt" style:language-asian="en" style:country-asian="US" style:font-weight-asian="bold" style:font-name-complex="Helvetica-Bold" style:font-size-complex="11pt" style:language-complex="en" style:country-complex="US" style:font-weight-complex="bold"/>
    </style:style>
    <style:style style:name="ce42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Helvetica-Bold" fo:font-size="11pt" fo:font-weight="bold" style:font-name-asian="Helvetica-Bold" style:font-size-asian="11pt" style:language-asian="en" style:country-asian="US" style:font-weight-asian="bold" style:font-name-complex="Helvetica-Bold" style:font-size-complex="11pt" style:language-complex="en" style:country-complex="US" style:font-weight-complex="bold"/>
    </style:style>
    <style:style style:name="ce43" style:family="table-cell" style:parent-style-name="Default">
      <style:table-cell-properties fo:border-bottom="0.0346in solid #000000" fo:border-left="0.0346in solid #000000" fo:border-right="0.0138in solid #000000" fo:border-top="0.0346in solid #000000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45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eeeeee"/>
    </style:style>
    <style:style style:name="ce50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</style:style>
    <style:style style:name="ce5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</style:style>
    <style:style style:name="ce5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</style:style>
    <style:style style:name="ce55" style:family="table-cell" style:parent-style-name="Default">
      <style:table-cell-properties fo:border-bottom="0.0138in solid #000000" fo:border-left="0.0138in solid #000000" fo:border-right="0.0138in solid #000000" fo:border-top="0.0346in solid #000000" style:vertical-align="top"/>
    </style:style>
    <style:style style:name="ce56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</style:style>
    <style:style style:name="ce57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</style:style>
    <style:style style:name="ce58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in"/>
    </style:style>
    <style:style style:name="ce59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60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</style:style>
    <style:style style:name="ce61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</style:style>
    <style:style style:name="ce64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6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67" style:family="table-cell" style:parent-style-name="Default">
      <style:table-cell-properties fo:background-color="#ccffff" style:text-align-source="fix" style:repeat-content="false" fo:wrap-option="wrap" fo:border="0.0138in solid #000000" style:vertical-align="top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eeeeee"/>
    </style:style>
    <style:style style:name="ce71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72" style:family="table-cell" style:parent-style-name="Default">
      <style:table-cell-properties fo:border-bottom="0.0346in solid #000000" fo:wrap-option="wrap" fo:border-left="none" fo:border-right="0.0346in solid #000000" fo:border-top="0.0346in solid #000000" style:vertical-align="top"/>
      <style:text-properties fo:language="en" fo:country="US" style:language-asian="en" style:country-asian="US" style:language-complex="en" style:country-complex="US"/>
    </style:style>
    <style:style style:name="ce73" style:family="table-cell" style:parent-style-name="Default">
      <style:table-cell-properties fo:border-bottom="0.0138in solid #000000" fo:wrap-option="wrap" fo:border-left="0.0138in solid #000000" fo:border-right="0.0346in solid #000000" fo:border-top="0.0346in solid #000000"/>
    </style:style>
    <style:style style:name="ce74" style:family="table-cell" style:parent-style-name="Default">
      <style:table-cell-properties fo:border-bottom="0.0138in solid #000000" fo:wrap-option="wrap" fo:border-left="0.0138in solid #000000" fo:border-right="0.0346in solid #000000" fo:border-top="0.0138in solid #000000" style:vertical-align="top"/>
      <style:text-properties fo:language="en" fo:country="US" style:language-asian="en" style:country-asian="US" style:language-complex="en" style:country-complex="US"/>
    </style:style>
    <style:style style:name="ce75" style:family="table-cell" style:parent-style-name="Default">
      <style:table-cell-properties fo:border-bottom="0.0346in solid #000000" fo:wrap-option="wrap" fo:border-left="0.0138in solid #000000" fo:border-right="0.0346in solid #000000" fo:border-top="0.0138in solid #000000" style:vertical-align="top"/>
      <style:text-properties fo:language="en" fo:country="US" style:language-asian="en" style:country-asian="US" style:language-complex="en" style:country-complex="US"/>
    </style:style>
    <style:style style:name="ce76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in"/>
    </style:style>
    <style:style style:name="ce77" style:family="table-cell" style:parent-style-name="Default">
      <style:table-cell-properties fo:border-bottom="none" fo:wrap-option="wrap" fo:border-left="none" fo:border-right="0.0346in solid #000000" fo:border-top="none" style:vertical-align="top"/>
    </style:style>
    <style:style style:name="ce7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</style:style>
    <style:style style:name="ce7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SegoeUI" fo:font-size="9.5pt" fo:language="en" fo:country="US" style:font-name-asian="SegoeUI" style:font-size-asian="9.5pt" style:language-asian="en" style:country-asian="US" style:font-name-complex="SegoeUI" style:font-size-complex="5.40000009536743pt" style:language-complex="en" style:country-complex="US"/>
    </style:style>
    <style:style style:name="ce8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</style:style>
    <style:style style:name="ce81" style:family="table-cell" style:parent-style-name="Default">
      <style:table-cell-properties fo:border-bottom="0.0138in solid #000000" fo:wrap-option="wrap" fo:border-left="0.0138in solid #000000" fo:border-right="0.0346in solid #000000" fo:border-top="0.0138in solid #000000" style:vertical-align="top"/>
    </style:style>
    <style:style style:name="ce82" style:family="table-cell" style:parent-style-name="Default">
      <style:table-cell-properties fo:border-bottom="0.0138in solid #000000" fo:border-left="0.0138in solid #000000" fo:border-right="0.0346in solid #000000" fo:border-top="0.0138in solid #000000"/>
    </style:style>
    <style:style style:name="ce83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</style:style>
    <style:style style:name="ce84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</style:style>
    <style:style style:name="ce85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</style:style>
    <style:style style:name="ce86" style:family="table-cell" style:parent-style-name="Default">
      <style:table-cell-properties fo:border-bottom="0.0346in solid #000000" fo:border-left="0.0138in solid #000000" fo:border-right="0.0346in solid #000000" fo:border-top="0.0346in solid #000000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0.0346in solid #000000" fo:wrap-option="wrap" fo:border-left="none" fo:border-right="0.0346in solid #000000" fo:border-top="0.0346in solid #000000" style:vertical-align="top"/>
    </style:style>
    <style:style style:name="ce88" style:family="table-cell" style:parent-style-name="Default">
      <style:table-cell-properties fo:border-bottom="0.0346in solid #000000" fo:wrap-option="wrap" fo:border-left="0.0138in solid #000000" fo:border-right="0.0346in solid #000000" fo:border-top="0.0346in solid #000000" style:vertical-align="top"/>
    </style:style>
    <style:style style:name="ce89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91" style:family="table-cell" style:parent-style-name="Default">
      <style:table-cell-properties fo:background-color="#dddddd"/>
      <style:text-properties fo:color="#eeeeee"/>
    </style:style>
    <style:style style:name="ce92" style:family="table-cell" style:parent-style-name="Default">
      <style:table-cell-properties fo:wrap-option="wrap" style:vertical-align="top"/>
    </style:style>
    <style:style style:name="ce93" style:family="table-cell" style:parent-style-name="Default">
      <style:table-cell-properties style:vertical-align="top"/>
    </style:style>
    <style:style style:name="ce94" style:family="table-cell" style:parent-style-name="Default">
      <style:table-cell-properties fo:background-color="transparent" style:vertical-align="top"/>
    </style:style>
  </office:automatic-styles>
  <office:body>
    <office:spreadsheet>
      <table:table table:name="EMIF" table:style-name="ta1" table:print="false">
        <table:table-column table:style-name="co1" table:default-cell-style-name="ce1"/>
        <table:table-column table:style-name="co2" table:default-cell-style-name="ce10"/>
        <table:table-column table:style-name="co3" table:default-cell-style-name="ce19"/>
        <table:table-column table:style-name="co4" table:default-cell-style-name="ce28"/>
        <table:table-column table:style-name="co1" table:number-columns-repeated="3" table:default-cell-style-name="ce48"/>
        <table:table-column table:style-name="co5" table:default-cell-style-name="ce69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style-name="ce2" office:value-type="string" table:number-columns-spanned="8" table:number-rows-spanned="1">
            <text:p>EMIF – MMIO Register Space </text:p>
          </table:table-cell>
          <table:covered-table-cell/>
          <table:covered-table-cell table:style-name="ce11"/>
          <table:covered-table-cell table:number-columns-repeated="5"/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2">
            <text:p>Base</text:p>
            <text:p>Address</text:p>
          </table:table-cell>
          <table:table-cell table:style-name="ce3" office:value-type="string">
            <text:p>Register Group</text:p>
          </table:table-cell>
          <table:table-cell table:style-name="ce11" office:value-type="string">
            <text:p>Register Name</text:p>
          </table:table-cell>
          <table:table-cell table:style-name="ce3" office:value-type="string" table:number-columns-spanned="4" table:number-rows-spanned="1">
            <text:p>Register Description</text:p>
          </table:table-cell>
          <table:covered-table-cell table:number-columns-repeated="3"/>
          <table:table-cell table:number-columns-repeated="1017"/>
        </table:table-row>
        <table:table-row table:style-name="ro4">
          <table:covered-table-cell table:style-name="ce4"/>
          <table:table-cell table:style-name="ce11" office:value-type="string">
            <text:p>Reg. Offset</text:p>
          </table:table-cell>
          <table:table-cell table:style-name="Default"/>
          <table:table-cell table:style-name="ce11" office:value-type="string">
            <text:p>Field Name </text:p>
          </table:table-cell>
          <table:table-cell table:style-name="ce11" office:value-type="string">
            <text:p>Bit(s)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Default</text:p>
          </table:table-cell>
          <table:table-cell table:style-name="ce11" office:value-type="string">
            <text:p>Description</text:p>
          </table:table-cell>
          <table:table-cell table:style-name="ce11" table:number-columns-repeated="1015"/>
          <table:table-cell/>
        </table:table-row>
        <table:table-row table:style-name="ro5">
          <table:table-cell table:style-name="ce5"/>
          <table:table-cell table:style-name="ce12"/>
          <table:table-cell table:style-name="ce18"/>
          <table:table-cell table:style-name="ce29"/>
          <table:table-cell table:style-name="ce49" table:number-columns-repeated="3"/>
          <table:table-cell table:style-name="ce70"/>
          <table:table-cell table:style-name="ce91" table:number-columns-repeated="1015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[0x00]</text:p>
          </table:table-cell>
          <table:table-cell table:style-name="ce13" office:value-type="string">
            <text:p>CFG REGS</text:p>
          </table:table-cell>
          <table:table-cell table:style-name="ce20"/>
          <table:table-cell table:style-name="ce30"/>
          <table:table-cell table:style-name="ce50" table:number-columns-repeated="3"/>
          <table:table-cell table:style-name="ce71"/>
          <table:table-cell table:number-columns-repeated="1016"/>
        </table:table-row>
        <table:table-row table:style-name="ro6">
          <table:table-cell table:style-name="ce7"/>
          <table:table-cell table:style-name="ce7" office:value-type="string">
            <text:p>0x00</text:p>
          </table:table-cell>
          <table:table-cell table:style-name="ce21" office:value-type="string" table:number-columns-spanned="1" table:number-rows-spanned="5">
            <text:p>CFG_VPD[0:3]</text:p>
          </table:table-cell>
          <table:table-cell table:style-name="ce31" office:value-type="string" table:number-columns-spanned="5" table:number-rows-spanned="1">
            <text:p>Vital product data</text:p>
          </table:table-cell>
          <table:covered-table-cell table:number-columns-repeated="3" table:style-name="ce51"/>
          <table:covered-table-cell table:style-name="ce72"/>
          <table:table-cell table:style-name="ce92" table:number-columns-repeated="1016"/>
        </table:table-row>
        <table:table-row-group>
          <table:table-row table:style-name="ro7">
            <table:table-cell table:style-name="ce7" table:number-columns-repeated="2"/>
            <table:covered-table-cell table:style-name="ce22"/>
            <table:table-cell table:style-name="ce32" office:value-type="string">
              <text:p>EmifId</text:p>
            </table:table-cell>
            <table:table-cell table:style-name="ce52" office:value-type="string">
              <text:p>7:0</text:p>
            </table:table-cell>
            <table:table-cell table:style-name="ce52" office:value-type="string">
              <text:p>RO</text:p>
            </table:table-cell>
            <table:table-cell table:style-name="ce52" office:value-type="string">
              <text:p>0x42</text:p>
            </table:table-cell>
            <table:table-cell table:style-name="ce73" office:value-type="string">
              <text:p>Information that uniquely identifies the type of EMIF element instantiated by the FPGA.  </text:p>
            </table:table-cell>
            <table:table-cell table:style-name="ce92" table:number-columns-repeated="1016"/>
          </table:table-row>
          <table:table-row table:style-name="ro1">
            <table:table-cell table:style-name="ce7" table:number-columns-repeated="2"/>
            <table:covered-table-cell table:style-name="ce22"/>
            <table:table-cell table:style-name="ce33" office:value-type="string">
              <text:p>VersionId</text:p>
            </table:table-cell>
            <table:table-cell table:style-name="ce53" office:value-type="string">
              <text:p>7:0</text:p>
            </table:table-cell>
            <table:table-cell table:style-name="ce53" office:value-type="string">
              <text:p>RO</text:p>
            </table:table-cell>
            <table:table-cell table:style-name="ce53" office:value-type="string">
              <text:p>0x1</text:p>
            </table:table-cell>
            <table:table-cell table:style-name="ce74" office:value-type="string">
              <text:p>Version of the instantiated EMIF.</text:p>
            </table:table-cell>
            <table:table-cell table:style-name="ce92" table:number-columns-repeated="1016"/>
          </table:table-row>
          <table:table-row table:style-name="ro1">
            <table:table-cell table:style-name="ce7" table:number-columns-repeated="2"/>
            <table:covered-table-cell table:style-name="ce22"/>
            <table:table-cell table:style-name="ce33" office:value-type="string">
              <text:p>RevisionId</text:p>
            </table:table-cell>
            <table:table-cell table:style-name="ce53" office:value-type="string">
              <text:p>7:0</text:p>
            </table:table-cell>
            <table:table-cell table:style-name="ce53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4" office:value-type="string">
              <text:p>Revision of the instantiated EMIF.</text:p>
            </table:table-cell>
            <table:table-cell table:style-name="ce92" table:number-columns-repeated="1016"/>
          </table:table-row>
          <table:table-row table:style-name="ro1">
            <table:table-cell table:style-name="ce7" table:number-columns-repeated="2"/>
            <table:covered-table-cell table:style-name="ce22"/>
            <table:table-cell table:style-name="ce34" office:value-type="string">
              <text:p>Reserved</text:p>
            </table:table-cell>
            <table:table-cell table:style-name="ce54" office:value-type="string">
              <text:p>7:0</text:p>
            </table:table-cell>
            <table:table-cell table:style-name="ce54" office:value-type="string">
              <text:p>RO</text:p>
            </table:table-cell>
            <table:table-cell table:style-name="ce54" office:value-type="string">
              <text:p>0x0</text:p>
            </table:table-cell>
            <table:table-cell table:style-name="ce75"/>
            <table:table-cell table:style-name="ce92" table:number-columns-repeated="1016"/>
          </table:table-row>
        </table:table-row-group>
        <table:table-row table:style-name="ro1">
          <table:table-cell table:style-name="ce6" office:value-type="string">
            <text:p>[0x10]</text:p>
          </table:table-cell>
          <table:table-cell table:style-name="ce13" office:value-type="string">
            <text:p>PHY REGS</text:p>
          </table:table-cell>
          <table:table-cell table:style-name="ce20"/>
          <table:table-cell table:style-name="ce30"/>
          <table:table-cell table:style-name="ce50" table:number-columns-repeated="3"/>
          <table:table-cell table:style-name="ce71"/>
          <table:table-cell table:number-columns-repeated="1016"/>
        </table:table-row>
        <table:table-row table:style-name="ro1">
          <table:table-cell table:style-name="Default"/>
          <table:table-cell table:style-name="ce8" office:value-type="string">
            <text:p>0x00</text:p>
          </table:table-cell>
          <table:table-cell table:style-name="ce23" office:value-type="string" table:number-columns-spanned="1" table:number-rows-spanned="9">
            <text:p>PHY_STATUS</text:p>
          </table:table-cell>
          <table:table-cell table:style-name="ce35" office:value-type="string" table:number-columns-spanned="5" table:number-rows-spanned="1">
            <text:p>Status of the physical interfaces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8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MC0_InitCalibComplete</text:p>
            </table:table-cell>
            <table:table-cell table:style-name="ce53" office:value-type="float" office:value="0">
              <text:p>0</text:p>
            </table:table-cell>
            <table:table-cell table:style-name="ce53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7" office:value-type="string">
              <text:p>When set, indicates that the initialization and calibration of the memory channel #0 are complete and that the interface is now ready to accept commands for the interface.</text:p>
            </table:table-cell>
            <table:table-cell table:style-name="ce92" table:number-columns-repeated="1016"/>
          </table:table-row>
          <table:table-row table:style-name="ro8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MC1_InitCalibComplete</text:p>
            </table:table-cell>
            <table:table-cell table:style-name="ce53" office:value-type="float" office:value="1">
              <text:p>1</text:p>
            </table:table-cell>
            <table:table-cell table:style-name="ce53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7" office:value-type="string">
              <text:p>When set, indicates that the initialization and calibration of the memory channel #1 are complete and that the interface is now ready to accept commands for the interface.</text:p>
            </table:table-cell>
            <table:table-cell table:style-name="ce92" table:number-columns-repeated="1016"/>
          </table:table-row>
          <table:table-row table:style-name="ro7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ETH0_CoreReady</text:p>
            </table:table-cell>
            <table:table-cell table:style-name="ce53" office:value-type="float" office:value="2">
              <text:p>2</text:p>
            </table:table-cell>
            <table:table-cell table:style-name="ce53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8" office:value-type="string">
              <text:p>When set, indicates that the PCS block is locked and there is no MAC remote or local fault.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ETH0_QpllLock</text:p>
            </table:table-cell>
            <table:table-cell table:style-name="ce53" office:value-type="float" office:value="3">
              <text:p>3</text:p>
            </table:table-cell>
            <table:table-cell table:style-name="ce53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9" office:value-type="string">
              <text:p>Lock indication from QPLL block in core.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Nu</text:p>
            </table:table-cell>
            <table:table-cell table:style-name="ce53" office:value-type="float" office:value="4">
              <text:p>4</text:p>
            </table:table-cell>
            <table:table-cell table:style-name="ce56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8"/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Nu</text:p>
            </table:table-cell>
            <table:table-cell table:style-name="ce53" office:value-type="float" office:value="5">
              <text:p>5</text:p>
            </table:table-cell>
            <table:table-cell table:style-name="ce56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8"/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Nu</text:p>
            </table:table-cell>
            <table:table-cell table:style-name="ce53" office:value-type="float" office:value="6">
              <text:p>6</text:p>
            </table:table-cell>
            <table:table-cell table:style-name="ce56" office:value-type="string">
              <text:p>R0</text:p>
            </table:table-cell>
            <table:table-cell table:style-name="ce53" office:value-type="string">
              <text:p>0x0</text:p>
            </table:table-cell>
            <table:table-cell table:style-name="ce78"/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6" office:value-type="string">
              <text:p>Nu</text:p>
            </table:table-cell>
            <table:table-cell table:style-name="ce54" office:value-type="float" office:value="7">
              <text:p>7</text:p>
            </table:table-cell>
            <table:table-cell table:style-name="ce56" office:value-type="string">
              <text:p>R0</text:p>
            </table:table-cell>
            <table:table-cell table:style-name="ce54" office:value-type="string">
              <text:p>0x0</text:p>
            </table:table-cell>
            <table:table-cell table:style-name="ce80"/>
            <table:table-cell table:style-name="ce92" table:number-columns-repeated="1016"/>
          </table:table-row>
        </table:table-row-group>
        <table:table-row table:style-name="ro1">
          <table:table-cell table:style-name="ce8"/>
          <table:table-cell table:style-name="ce8" office:value-type="string">
            <text:p>0x01</text:p>
          </table:table-cell>
          <table:table-cell table:style-name="ce23" office:value-type="string" table:number-columns-spanned="1" table:number-rows-spanned="9">
            <text:p>PHY_CONTROL</text:p>
          </table:table-cell>
          <table:table-cell table:style-name="ce37" office:value-type="string" table:number-columns-spanned="5" table:number-rows-spanned="1">
            <text:p>Control of the physical interfaces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9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ETH0_EqualizationMode</text:p>
            </table:table-cell>
            <table:table-cell table:style-name="ce53" office:value-type="float" office:value="0">
              <text:p>0</text:p>
            </table:table-cell>
            <table:table-cell table:style-name="ce53" office:value-type="string">
              <text:p>RW</text:p>
            </table:table-cell>
            <table:table-cell table:style-name="ce67" office:value-type="string">
              <text:p>0x1</text:p>
            </table:table-cell>
            <table:table-cell table:style-name="ce81" office:value-type="string">
              <text:p>Receiver equalization mode. </text:p>
              <text:p>Set to 0 to enable decision feedback equalization (DFE) mode.</text:p>
              <text:p>Set to 1 to enable low-power mode (LPM). 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8"/>
            <table:table-cell table:style-name="ce56" office:value-type="float" office:value="1">
              <text:p>1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2"/>
            <table:table-cell table:style-name="ce93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8"/>
            <table:table-cell table:style-name="ce56" office:value-type="float" office:value="2">
              <text:p>2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3">
              <text:p>3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4">
              <text:p>4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5">
              <text:p>5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6">
              <text:p>6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9" office:value-type="string">
              <text:p>Nu</text:p>
            </table:table-cell>
            <table:table-cell table:style-name="ce57" office:value-type="float" office:value="7">
              <text:p>7</text:p>
            </table:table-cell>
            <table:table-cell table:style-name="ce57" office:value-type="string">
              <text:p>RW</text:p>
            </table:table-cell>
            <table:table-cell table:style-name="ce57" office:value-type="string">
              <text:p>0x0</text:p>
            </table:table-cell>
            <table:table-cell table:style-name="ce84"/>
            <table:table-cell table:style-name="ce93" table:number-columns-repeated="1016"/>
          </table:table-row>
        </table:table-row-group>
        <table:table-row table:style-name="ro1">
          <table:table-cell table:style-name="ce6" office:value-type="string">
            <text:p>[0x20]</text:p>
          </table:table-cell>
          <table:table-cell table:style-name="ce14" office:value-type="string">
            <text:p>LY2 REGS</text:p>
          </table:table-cell>
          <table:table-cell table:style-name="ce25"/>
          <table:table-cell table:style-name="ce40"/>
          <table:table-cell table:style-name="ce58" table:number-columns-repeated="3"/>
          <table:table-cell table:style-name="ce85"/>
          <table:table-cell table:style-name="ce93" table:number-columns-repeated="1016"/>
        </table:table-row>
        <table:table-row-group>
          <table:table-row table:style-name="ro1">
            <table:table-cell table:style-name="Default"/>
            <table:table-cell table:style-name="ce8" office:value-type="string">
              <text:p>0x00</text:p>
            </table:table-cell>
            <table:table-cell table:style-name="ce23" office:value-type="string" table:number-columns-spanned="1" table:number-rows-spanned="3">
              <text:p>LY2_CONTROL</text:p>
            </table:table-cell>
            <table:table-cell table:style-name="ce41" office:value-type="string" table:number-columns-spanned="5" table:number-rows-spanned="1">
              <text:p>Control of the layer-2 interfaces</text:p>
            </table:table-cell>
            <table:covered-table-cell table:style-name="ce55"/>
            <table:covered-table-cell table:number-columns-repeated="2" table:style-name="ce64"/>
            <table:covered-table-cell table:style-name="ce76"/>
            <table:table-cell table:style-name="ce93" table:number-columns-repeated="1016"/>
          </table:table-row>
          <table:table-row table:style-name="ro10">
            <table:table-cell table:style-name="ce7" table:number-columns-repeated="2"/>
            <table:covered-table-cell table:style-name="ce22"/>
            <table:table-cell table:style-name="ce33" office:value-type="string">
              <text:p>MAC_AddressValid</text:p>
            </table:table-cell>
            <table:table-cell table:style-name="ce53" office:value-type="float" office:value="0">
              <text:p>0</text:p>
            </table:table-cell>
            <table:table-cell table:style-name="ce53" office:value-type="string">
              <text:p>RW</text:p>
            </table:table-cell>
            <table:table-cell table:style-name="ce53" office:value-type="string">
              <text:p>0x0</text:p>
            </table:table-cell>
            <table:table-cell table:style-name="ce77" office:value-type="string">
              <text:p>When set, indicates that a valid MAC address has been loaded into the MAC address register.</text:p>
            </table:table-cell>
            <table:table-cell table:style-name="ce92" table:number-columns-repeated="1016"/>
          </table:table-row>
          <table:table-row table:style-name="ro1">
            <table:table-cell table:style-name="ce7" table:number-columns-repeated="2"/>
            <table:covered-table-cell table:style-name="ce22"/>
            <table:table-cell table:style-name="ce36" office:value-type="string">
              <text:p>Nu</text:p>
            </table:table-cell>
            <table:table-cell table:style-name="ce54" office:value-type="string">
              <text:p>7:1</text:p>
            </table:table-cell>
            <table:table-cell table:style-name="ce54" office:value-type="string">
              <text:p>RW</text:p>
            </table:table-cell>
            <table:table-cell table:style-name="ce54" office:value-type="string">
              <text:p>0x0</text:p>
            </table:table-cell>
            <table:table-cell table:style-name="ce80"/>
            <table:table-cell table:style-name="ce92" table:number-columns-repeated="1016"/>
          </table:table-row>
        </table:table-row-group>
        <table:table-row-group>
          <table:table-row table:style-name="ro11">
            <table:table-cell table:style-name="ce7"/>
            <table:table-cell table:style-name="ce7" office:value-type="string">
              <text:p>0x01</text:p>
            </table:table-cell>
            <table:table-cell table:style-name="ce21" office:value-type="string" table:number-columns-spanned="1" table:number-rows-spanned="2">
              <text:p>LY2_STATUS</text:p>
            </table:table-cell>
            <table:table-cell table:style-name="ce42" office:value-type="string" table:number-columns-spanned="5" table:number-rows-spanned="1">
              <text:p>Status of the layer-2 interfaces</text:p>
            </table:table-cell>
            <table:covered-table-cell table:number-columns-repeated="3" table:style-name="ce54"/>
            <table:covered-table-cell table:style-name="ce80"/>
            <table:table-cell table:style-name="ce92" table:number-columns-repeated="1016"/>
          </table:table-row>
          <table:table-row table:style-name="ro1">
            <table:table-cell table:style-name="ce7" table:number-columns-repeated="2"/>
            <table:covered-table-cell table:style-name="ce26"/>
            <table:table-cell table:style-name="ce43" office:value-type="string">
              <text:p>Nu</text:p>
            </table:table-cell>
            <table:table-cell table:style-name="ce59" office:value-type="string">
              <text:p>7:0</text:p>
            </table:table-cell>
            <table:table-cell table:style-name="ce65" office:value-type="string">
              <text:p>RO</text:p>
            </table:table-cell>
            <table:table-cell table:style-name="ce68" office:value-type="string">
              <text:p>0x0</text:p>
            </table:table-cell>
            <table:table-cell table:style-name="ce86"/>
            <table:table-cell table:style-name="ce92" table:number-columns-repeated="1016"/>
          </table:table-row>
        </table:table-row-group>
        <table:table-row table:style-name="ro1">
          <table:table-cell table:style-name="Default"/>
          <table:table-cell table:style-name="ce8" office:value-type="string">
            <text:p>0x02</text:p>
          </table:table-cell>
          <table:table-cell table:style-name="ce23" office:value-type="string" table:number-columns-spanned="1" table:number-rows-spanned="2">
            <text:p>LY2_MAC[0:5]</text:p>
          </table:table-cell>
          <table:table-cell table:style-name="ce41" office:value-type="string" table:number-columns-spanned="5" table:number-rows-spanned="1">
            <text:p>MAC address register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12" table:visibility="collapse">
            <table:table-cell table:style-name="ce7" table:number-columns-repeated="2"/>
            <table:covered-table-cell table:style-name="ce22"/>
            <table:table-cell table:style-name="ce44" office:value-type="string">
              <text:p>MAC0_Address</text:p>
            </table:table-cell>
            <table:table-cell table:style-name="ce60" office:value-type="string">
              <text:p>47:0</text:p>
            </table:table-cell>
            <table:table-cell table:style-name="ce51" office:value-type="string">
              <text:p>RW</text:p>
            </table:table-cell>
            <table:table-cell table:style-name="ce51" office:value-type="string">
              <text:p>0x0</text:p>
            </table:table-cell>
            <table:table-cell table:style-name="ce87" office:value-type="string">
              <text:p>These 6 registers contain the 48-bit physical network address of the FPGA module. This register is initialized by the pervasive controller (i.e. PSoC) after the boot of the FPGA. When a valid MAC address is loaded in this register, the corresponding 'AddressValid' bit is set in the L2_STATUS register. <text:s text:c="10"/></text:p>
            </table:table-cell>
            <table:table-cell table:style-name="ce92" table:number-columns-repeated="1016"/>
          </table:table-row>
        </table:table-row-group>
        <table:table-row table:style-name="ro1">
          <table:table-cell table:style-name="ce6" office:value-type="string">
            <text:p>[0x30]</text:p>
          </table:table-cell>
          <table:table-cell table:style-name="ce14" office:value-type="string">
            <text:p>LY3 REGS</text:p>
          </table:table-cell>
          <table:table-cell table:style-name="ce25"/>
          <table:table-cell table:style-name="ce40"/>
          <table:table-cell table:style-name="ce58" table:number-columns-repeated="3"/>
          <table:table-cell table:style-name="ce85"/>
          <table:table-cell table:style-name="ce93" table:number-columns-repeated="1016"/>
        </table:table-row>
        <table:table-row table:style-name="ro1">
          <table:table-cell table:style-name="Default"/>
          <table:table-cell table:style-name="ce8" office:value-type="string">
            <text:p>0x00</text:p>
          </table:table-cell>
          <table:table-cell table:style-name="ce23" office:value-type="string" table:number-columns-spanned="1" table:number-rows-spanned="3">
            <text:p>LY3_CONTROL[0:1]</text:p>
          </table:table-cell>
          <table:table-cell table:style-name="ce41" office:value-type="string" table:number-columns-spanned="5" table:number-rows-spanned="1">
            <text:p>Control of the layer-3 interfaces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10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IP_AddressValid</text:p>
            </table:table-cell>
            <table:table-cell table:style-name="ce53" office:value-type="float" office:value="0">
              <text:p>0</text:p>
            </table:table-cell>
            <table:table-cell table:style-name="ce53" office:value-type="string">
              <text:p>RW</text:p>
            </table:table-cell>
            <table:table-cell table:style-name="ce53" office:value-type="string">
              <text:p>0x0</text:p>
            </table:table-cell>
            <table:table-cell table:style-name="ce77" office:value-type="string">
              <text:p>When set, indicates that a valid IPV4 address has been loaded into the IP address register.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6" office:value-type="string">
              <text:p>Nu</text:p>
            </table:table-cell>
            <table:table-cell table:style-name="ce54" office:value-type="string">
              <text:p>31:1</text:p>
            </table:table-cell>
            <table:table-cell table:style-name="ce54" office:value-type="string">
              <text:p>RO</text:p>
            </table:table-cell>
            <table:table-cell table:style-name="ce54" office:value-type="string">
              <text:p>0x0</text:p>
            </table:table-cell>
            <table:table-cell table:style-name="ce80"/>
            <table:table-cell table:style-name="ce92" table:number-columns-repeated="1016"/>
          </table:table-row>
          <table:table-row table:style-name="ro11" table:visibility="collapse">
            <table:table-cell table:style-name="ce7"/>
            <table:table-cell table:style-name="ce7" office:value-type="string">
              <text:p>0x02</text:p>
            </table:table-cell>
            <table:table-cell table:style-name="ce21" office:value-type="string" table:number-columns-spanned="1" table:number-rows-spanned="2">
              <text:p>LY3_STATUS[0:1]</text:p>
            </table:table-cell>
            <table:table-cell table:style-name="ce42" office:value-type="string" table:number-columns-spanned="5" table:number-rows-spanned="1">
              <text:p>Status of the layer-3 interfaces</text:p>
            </table:table-cell>
            <table:covered-table-cell table:number-columns-repeated="3" table:style-name="ce54"/>
            <table:covered-table-cell table:style-name="ce80"/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6"/>
            <table:table-cell table:style-name="ce43" office:value-type="string">
              <text:p>Nu</text:p>
            </table:table-cell>
            <table:table-cell table:style-name="ce59" office:value-type="string">
              <text:p>7:0</text:p>
            </table:table-cell>
            <table:table-cell table:style-name="ce65" office:value-type="string">
              <text:p>RO</text:p>
            </table:table-cell>
            <table:table-cell table:style-name="ce68" office:value-type="string">
              <text:p>0x0</text:p>
            </table:table-cell>
            <table:table-cell table:style-name="ce86"/>
            <table:table-cell table:style-name="ce92" table:number-columns-repeated="1016"/>
          </table:table-row>
        </table:table-row-group>
        <table:table-row table:style-name="ro1">
          <table:table-cell table:style-name="Default"/>
          <table:table-cell table:style-name="ce8" office:value-type="string">
            <text:p>0x04</text:p>
          </table:table-cell>
          <table:table-cell table:style-name="ce23" office:value-type="string" table:number-columns-spanned="1" table:number-rows-spanned="2">
            <text:p>LY3_IP[0:3]</text:p>
          </table:table-cell>
          <table:table-cell table:style-name="ce41" office:value-type="string" table:number-columns-spanned="5" table:number-rows-spanned="1">
            <text:p>IP address register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13" table:visibility="collapse">
            <table:table-cell table:style-name="ce7" table:number-columns-repeated="2"/>
            <table:covered-table-cell table:style-name="ce22"/>
            <table:table-cell table:style-name="ce45" office:value-type="string">
              <text:p>IP0_Address</text:p>
            </table:table-cell>
            <table:table-cell table:style-name="ce61" office:value-type="string">
              <text:p>47:0</text:p>
            </table:table-cell>
            <table:table-cell table:style-name="ce66" office:value-type="string">
              <text:p>RW</text:p>
            </table:table-cell>
            <table:table-cell table:style-name="ce66" office:value-type="string">
              <text:p>0x0</text:p>
            </table:table-cell>
            <table:table-cell table:style-name="ce88" office:value-type="string">
              <text:p>These 4 registers contain the 32-bit IPv4 address of the FPGA module. This register is initialized by the pervasive controller (i.e. PSoC) after the boot of the FPGA. When a valid IPv4 address is loaded in this register, the corresponding 'AddressValid' bit is set in the L3_STATUS register. <text:s text:c="6"/></text:p>
            </table:table-cell>
            <table:table-cell table:style-name="ce92" table:number-columns-repeated="1016"/>
          </table:table-row>
        </table:table-row-group>
        <table:table-row table:style-name="ro1">
          <table:table-cell table:style-name="ce8"/>
          <table:table-cell table:style-name="ce15"/>
          <table:table-cell table:style-name="ce24"/>
          <table:table-cell table:style-name="ce46"/>
          <table:table-cell table:style-name="ce62" table:number-columns-repeated="3"/>
          <table:table-cell table:style-name="ce89"/>
          <table:table-cell table:style-name="ce93" table:number-columns-repeated="1016"/>
        </table:table-row>
        <table:table-row table:style-name="ro1">
          <table:table-cell table:style-name="ce6" office:value-type="string">
            <text:p>[0x40]</text:p>
          </table:table-cell>
          <table:table-cell table:style-name="ce14" office:value-type="string">
            <text:p>RES REGS</text:p>
          </table:table-cell>
          <table:table-cell table:style-name="ce25"/>
          <table:table-cell table:style-name="ce40"/>
          <table:table-cell table:style-name="ce58" table:number-columns-repeated="3"/>
          <table:table-cell table:style-name="ce85"/>
          <table:table-cell table:style-name="ce93" table:number-columns-repeated="1016"/>
        </table:table-row>
        <table:table-row table:style-name="ro1">
          <table:table-cell table:style-name="ce9"/>
          <table:table-cell table:style-name="ce16"/>
          <table:table-cell table:style-name="ce27"/>
          <table:table-cell table:style-name="ce47"/>
          <table:table-cell table:style-name="ce63" table:number-columns-repeated="3"/>
          <table:table-cell table:style-name="ce90"/>
          <table:table-cell table:style-name="ce94" table:number-columns-repeated="1016"/>
        </table:table-row>
        <table:table-row table:style-name="ro1">
          <table:table-cell table:style-name="ce6" office:value-type="string">
            <text:p>[0x50]</text:p>
          </table:table-cell>
          <table:table-cell table:style-name="ce14" office:value-type="string">
            <text:p>RES REGS</text:p>
          </table:table-cell>
          <table:table-cell table:style-name="ce25"/>
          <table:table-cell table:style-name="ce40"/>
          <table:table-cell table:style-name="ce58" table:number-columns-repeated="3"/>
          <table:table-cell table:style-name="ce85"/>
          <table:table-cell table:style-name="ce93" table:number-columns-repeated="1016"/>
        </table:table-row>
        <table:table-row table:style-name="ro1">
          <table:table-cell table:style-name="ce9"/>
          <table:table-cell table:style-name="ce16"/>
          <table:table-cell table:style-name="ce27"/>
          <table:table-cell table:style-name="ce47"/>
          <table:table-cell table:style-name="ce63" table:number-columns-repeated="3"/>
          <table:table-cell table:style-name="ce90"/>
          <table:table-cell table:style-name="ce94" table:number-columns-repeated="1016"/>
        </table:table-row>
        <table:table-row table:style-name="ro1">
          <table:table-cell table:style-name="ce6" office:value-type="string">
            <text:p>[0x60]</text:p>
          </table:table-cell>
          <table:table-cell table:style-name="ce14" office:value-type="string">
            <text:p>RES REGS</text:p>
          </table:table-cell>
          <table:table-cell table:style-name="ce25"/>
          <table:table-cell table:style-name="ce40"/>
          <table:table-cell table:style-name="ce58" table:number-columns-repeated="3"/>
          <table:table-cell table:style-name="ce85"/>
          <table:table-cell table:style-name="ce93" table:number-columns-repeated="1016"/>
        </table:table-row>
        <table:table-row table:style-name="ro1">
          <table:table-cell table:style-name="ce8" table:number-columns-repeated="2"/>
          <table:table-cell table:style-name="ce24"/>
          <table:table-cell table:style-name="ce46"/>
          <table:table-cell table:style-name="ce62" table:number-columns-repeated="3"/>
          <table:table-cell table:style-name="ce89"/>
          <table:table-cell table:style-name="ce93" table:number-columns-repeated="1016"/>
        </table:table-row>
        <table:table-row table:style-name="ro1">
          <table:table-cell table:style-name="ce6" office:value-type="string">
            <text:p>[0x70]</text:p>
          </table:table-cell>
          <table:table-cell table:style-name="ce14" office:value-type="string">
            <text:p>DIAG REGS</text:p>
          </table:table-cell>
          <table:table-cell table:style-name="ce25"/>
          <table:table-cell table:style-name="ce40"/>
          <table:table-cell table:style-name="ce58" table:number-columns-repeated="3"/>
          <table:table-cell table:style-name="ce85"/>
          <table:table-cell table:style-name="ce93" table:number-columns-repeated="1016"/>
        </table:table-row>
        <table:table-row table:style-name="ro1">
          <table:table-cell table:style-name="Default"/>
          <table:table-cell table:style-name="ce8" office:value-type="string">
            <text:p>0x00</text:p>
          </table:table-cell>
          <table:table-cell table:style-name="ce23" office:value-type="string" table:number-columns-spanned="1" table:number-rows-spanned="2">
            <text:p>DIAG_SCRATCH[0:3]</text:p>
          </table:table-cell>
          <table:table-cell table:style-name="ce41" office:value-type="string" table:number-columns-spanned="5" table:number-rows-spanned="1">
            <text:p>Scratch register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44" office:value-type="string">
              <text:p>Data</text:p>
            </table:table-cell>
            <table:table-cell table:style-name="ce60" office:value-type="string">
              <text:p>31:0</text:p>
            </table:table-cell>
            <table:table-cell table:style-name="ce51" office:value-type="string">
              <text:p>RW</text:p>
            </table:table-cell>
            <table:table-cell table:style-name="ce51" office:value-type="string">
              <text:p>0x0</text:p>
            </table:table-cell>
            <table:table-cell table:style-name="ce72" office:value-type="string">
              <text:p>Scratch registers. No function. <text:s text:c="5"/></text:p>
            </table:table-cell>
            <table:table-cell table:style-name="ce92" table:number-columns-repeated="1016"/>
          </table:table-row>
        </table:table-row-group>
        <table:table-row table:style-name="ro1">
          <table:table-cell table:style-name="ce8"/>
          <table:table-cell table:style-name="ce8" office:value-type="string">
            <text:p>0x04</text:p>
          </table:table-cell>
          <table:table-cell table:style-name="ce23" office:value-type="string" table:number-columns-spanned="1" table:number-rows-spanned="9">
            <text:p>DIAG_LOOPCTRL</text:p>
          </table:table-cell>
          <table:table-cell table:style-name="ce37" office:value-type="string" table:number-columns-spanned="5" table:number-rows-spanned="1">
            <text:p>Control of the loopback modes</text:p>
          </table:table-cell>
          <table:covered-table-cell table:number-columns-repeated="3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13" table:visibility="collapse">
            <table:table-cell table:style-name="ce8"/>
            <table:table-cell table:style-name="ce15"/>
            <table:covered-table-cell table:style-name="ce24"/>
            <table:table-cell table:style-name="ce38" office:value-type="string">
              <text:p>ETH0_PcsLoopbackEn</text:p>
            </table:table-cell>
            <table:table-cell table:style-name="ce56" office:value-type="float" office:value="0">
              <text:p>0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78" office:value-type="string">
              <text:p>Set to 1 to enable near-end transceiver serial loopback. When set, data are looped back internally to the PCS and no data is is present on the serial link.</text:p>
              <text:p>When reset, the PHY operates in default transmit/receive mode.</text:p>
            </table:table-cell>
            <table:table-cell table:style-name="ce93" table:number-columns-repeated="1016"/>
          </table:table-row>
          <table:table-row table:style-name="ro13" table:visibility="collapse">
            <table:table-cell table:style-name="ce7"/>
            <table:table-cell table:style-name="ce17"/>
            <table:covered-table-cell table:style-name="ce22"/>
            <table:table-cell table:style-name="ce33" office:value-type="string">
              <text:p>ETH0_MacLoopbackEn</text:p>
            </table:table-cell>
            <table:table-cell table:style-name="ce53" office:value-type="float" office:value="1">
              <text:p>1</text:p>
            </table:table-cell>
            <table:table-cell table:style-name="ce53" office:value-type="string">
              <text:p>RW</text:p>
            </table:table-cell>
            <table:table-cell table:style-name="ce53" office:value-type="string">
              <text:p>0x0</text:p>
            </table:table-cell>
            <table:table-cell table:style-name="ce78" office:value-type="string">
              <text:p>Set to 1 to enable far-end FiFo parallel loopback. When set, frames received by the MAC Rx FiFo are looped back to the MAC Tx FiFo for re-transmission on the serial link. When reset, the MAC operates in default mode transmit/receive mode. <text:s/>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8"/>
            <table:table-cell table:style-name="ce15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2">
              <text:p>2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/>
            <table:table-cell table:style-name="ce15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3">
              <text:p>3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/>
            <table:table-cell table:style-name="ce15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4">
              <text:p>4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/>
            <table:table-cell table:style-name="ce15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5">
              <text:p>5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/>
            <table:table-cell table:style-name="ce15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6">
              <text:p>6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/>
            <table:table-cell table:style-name="ce15"/>
            <table:covered-table-cell table:style-name="ce24"/>
            <table:table-cell table:style-name="ce39" office:value-type="string">
              <text:p>Nu</text:p>
            </table:table-cell>
            <table:table-cell table:style-name="ce57" office:value-type="float" office:value="7">
              <text:p>7</text:p>
            </table:table-cell>
            <table:table-cell table:style-name="ce57" office:value-type="string">
              <text:p>RW</text:p>
            </table:table-cell>
            <table:table-cell table:style-name="ce57" office:value-type="string">
              <text:p>0x0</text:p>
            </table:table-cell>
            <table:table-cell table:style-name="ce84"/>
            <table:table-cell table:style-name="ce93" table:number-columns-repeated="1016"/>
          </table:table-row>
        </table:table-row-group>
        <table:table-row table:style-name="ro1">
          <table:table-cell table:style-name="ce8"/>
          <table:table-cell table:style-name="ce15"/>
          <table:table-cell table:style-name="ce24"/>
          <table:table-cell table:style-name="ce46"/>
          <table:table-cell table:style-name="ce62" table:number-columns-repeated="3"/>
          <table:table-cell table:style-name="ce89"/>
          <table:table-cell table:style-name="ce93" table:number-columns-repeated="1016"/>
        </table:table-row>
        <table:table-row table:style-name="ro1">
          <table:table-cell table:style-name="Default"/>
          <table:table-cell table:style-name="ce8" office:value-type="string">
            <text:p>0x0F</text:p>
          </table:table-cell>
          <table:table-cell table:style-name="ce23" office:value-type="string" table:number-columns-spanned="1" table:number-rows-spanned="2">
            <text:p>DIAG_PAGESEL</text:p>
          </table:table-cell>
          <table:table-cell table:style-name="ce41" office:value-type="string" table:number-columns-spanned="5" table:number-rows-spanned="1">
            <text:p>Extended page select register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 table:style-name="ro14">
          <table:table-cell table:style-name="ce7" table:number-columns-repeated="2"/>
          <table:covered-table-cell table:style-name="ce22"/>
          <table:table-cell table:style-name="ce44" office:value-type="string">
            <text:p>Data</text:p>
          </table:table-cell>
          <table:table-cell table:style-name="ce60" office:value-type="string">
            <text:p>7:0</text:p>
          </table:table-cell>
          <table:table-cell table:style-name="ce51" office:value-type="string">
            <text:p>RW</text:p>
          </table:table-cell>
          <table:table-cell table:style-name="ce51" office:value-type="string">
            <text:p>0x0</text:p>
          </table:table-cell>
          <table:table-cell table:style-name="ce72" office:value-type="string">
            <text:p><text:s text:c="6"/></text:p>
          </table:table-cell>
          <table:table-cell table:style-name="ce92" table:number-columns-repeated="1016"/>
        </table:table-row>
        <table:table-row table:style-name="ro1" table:number-rows-repeated="5">
          <table:table-cell table:style-name="ce8"/>
          <table:table-cell table:style-name="ce15"/>
          <table:table-cell table:style-name="ce24"/>
          <table:table-cell table:style-name="ce46"/>
          <table:table-cell table:style-name="ce62" table:number-columns-repeated="3"/>
          <table:table-cell table:style-name="ce89"/>
          <table:table-cell table:style-name="ce93" table:number-columns-repeated="101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5/04/2018</text:date>, <text:time>17:0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18-05-04T17:06:29.65</dc:date>
    <dc:creator>Francois Abel</dc:creator>
    <meta:editing-duration>P1DT22H5M29S</meta:editing-duration>
    <meta:editing-cycles>41</meta:editing-cycles>
    <meta:generator>OpenOffice/4.1.3$Win32 OpenOffice.org_project/413m1$Build-9783</meta:generator>
    <meta:document-statistic meta:table-count="1" meta:cell-count="229" meta:object-count="0"/>
  </office:meta>
</office:document-meta>
</file>